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27e7"/>
    </style:style>
    <style:style style:name="P2" style:family="paragraph" style:parent-style-name="Standard">
      <style:text-properties officeooo:rsid="000427e7" officeooo:paragraph-rsid="000427e7"/>
    </style:style>
    <style:style style:name="P3" style:family="paragraph" style:parent-style-name="Standard">
      <style:paragraph-properties>
        <style:tab-stops>
          <style:tab-stop style:position="6.085cm"/>
        </style:tab-stops>
      </style:paragraph-properties>
      <style:text-properties officeooo:rsid="000427e7" officeooo:paragraph-rsid="000427e7"/>
    </style:style>
    <style:style style:name="P4" style:family="paragraph" style:parent-style-name="Standard">
      <style:text-properties officeooo:rsid="00051d13" officeooo:paragraph-rsid="00051d13"/>
    </style:style>
    <style:style style:name="P5" style:family="paragraph" style:parent-style-name="Standard">
      <style:text-properties officeooo:rsid="00056cc2" officeooo:paragraph-rsid="00056cc2"/>
    </style:style>
    <style:style style:name="P6" style:family="paragraph" style:parent-style-name="Standard">
      <style:text-properties officeooo:rsid="00084218" officeooo:paragraph-rsid="00084218"/>
    </style:style>
    <style:style style:name="P7" style:family="paragraph" style:parent-style-name="Standard">
      <style:text-properties fo:font-weight="bold" officeooo:rsid="00084218" officeooo:paragraph-rsid="00084218" style:font-weight-asian="bold" style:font-weight-complex="bold"/>
    </style:style>
    <style:style style:name="P8" style:family="paragraph" style:parent-style-name="Standard">
      <style:text-properties fo:color="#111111" fo:font-weight="bold" officeooo:rsid="00084218" officeooo:paragraph-rsid="00084218" style:font-weight-asian="bold" style:font-weight-complex="bold"/>
    </style:style>
    <style:style style:name="P9" style:family="paragraph" style:parent-style-name="Standard">
      <style:text-properties style:text-underline-style="none" officeooo:rsid="00084218" officeooo:paragraph-rsid="00084218"/>
    </style:style>
    <style:style style:name="T1" style:family="text">
      <style:text-properties officeooo:rsid="00056cc2"/>
    </style:style>
    <style:style style:name="T2" style:family="text">
      <style:text-properties officeooo:rsid="0005ce1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e7c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Home</text:span>:</text:p>
      <text:p text:style-name="P1"/>
      <text:p text:style-name="P2">El menu principal va a <text:s/>ser dspegable. Eso quiere desir que va a estar oculto al lado izquierdo, pero va a aparecer una imagen que dira el menu para que se sepa que el menu esta ahi.</text:p>
      <text:p text:style-name="P4">En el cuerpo principal de la pagina se va a mostrar los partidos que se juegan durante toda la liga. En esos partidos se podran ver que equipo juega, ademas si clickeas sobre el equipo se va a abrir un pop-up, ese pop-up va a mostrar la informacion del equipo(director tecnico,jugadores titulares suplente), <text:span text:style-name="T1">Cada partido se va a dividir en acordiones , esto quiere desir que en cada acordion se va a mostrar la informacion de ese partido( que dia se juega, direccion, mapa del lugar para ver como llegar)</text:span></text:p>
      <text:p text:style-name="P5">Informacion General: <text:s/>aca se va a mostrar <text:s/>que condiciones se tiene que tiene que establecer para que e juegue el partido en el dia, ademas va a mostrar quienes son los voluntarios <text:s/><text:span text:style-name="T2">para llevar a la persona al partido , en caso en que un padre o madre no pueda llevar a <text:s/>su hijo ese dia.</text:span></text:p>
      <text:p text:style-name="P3"/>
      <text:p text:style-name="P7">About NYSL: <text:span text:style-name="T3">Mostrara la vision relativa de la liga(mision,vision,ect).</text:span></text:p>
      <text:p text:style-name="P6"/>
      <text:p text:style-name="P7">Stadistic:<text:span text:style-name="T3"> Mostrara la posicion de jugadores en el torneo.(por goles)</text:span></text:p>
      <text:p text:style-name="P9"/>
      <text:p text:style-name="P7">Rules: <text:span text:style-name="T3">Mostrara la politica y condiciones que se tienen que cumplir en la liga.</text:span></text:p>
      <text:p text:style-name="P6"/>
      <text:p text:style-name="P7">Contaccto: <text:span text:style-name="T3">Mostrara la direccion de contacto por el cual podes consultar o pedir informacion sobre la lig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34S</meta:editing-duration>
    <meta:editing-cycles>7</meta:editing-cycles>
    <meta:generator>LibreOffice/5.3.4.2$Windows_X86_64 LibreOffice_project/f82d347ccc0be322489bf7da61d7e4ad13fe2ff3</meta:generator>
    <dc:date>2019-06-15T11:13:08.888000000</dc:date>
    <meta:document-statistic meta:table-count="0" meta:image-count="0" meta:object-count="0" meta:page-count="1" meta:paragraph-count="8" meta:word-count="234" meta:character-count="1303" meta:non-whitespace-character-count="1072"/>
    <meta:user-defined meta:name="Info 1"/>
    <meta:user-defined meta:name="Info 2"/>
    <meta:user-defined meta:name="Info 3"/>
    <meta:user-defined meta:name="Info 4"/>
  </office:meta>
</office:document-meta>
</file>